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bab5" officeooo:paragraph-rsid="001dbab5"/>
    </style:style>
    <style:style style:name="P2" style:family="paragraph" style:parent-style-name="Standard">
      <style:text-properties officeooo:rsid="001ece59" officeooo:paragraph-rsid="001ece59"/>
    </style:style>
    <style:style style:name="P3" style:family="paragraph" style:parent-style-name="Standard">
      <style:text-properties officeooo:rsid="0023139e" officeooo:paragraph-rsid="0023139e"/>
    </style:style>
    <style:style style:name="P4" style:family="paragraph" style:parent-style-name="Standard">
      <style:text-properties officeooo:rsid="002607c4" officeooo:paragraph-rsid="002607c4"/>
    </style:style>
    <style:style style:name="P5" style:family="paragraph" style:parent-style-name="Standard">
      <style:text-properties officeooo:rsid="0029bbe9" officeooo:paragraph-rsid="0029bbe9"/>
    </style:style>
    <style:style style:name="P6" style:family="paragraph" style:parent-style-name="Standard">
      <style:text-properties officeooo:rsid="002ef2d7" officeooo:paragraph-rsid="002ef2d7"/>
    </style:style>
    <style:style style:name="P7" style:family="paragraph" style:parent-style-name="Standard">
      <style:text-properties officeooo:rsid="00365095" officeooo:paragraph-rsid="00365095"/>
    </style:style>
    <style:style style:name="T1" style:family="text">
      <style:text-properties officeooo:rsid="001eb0f4"/>
    </style:style>
    <style:style style:name="T2" style:family="text">
      <style:text-properties officeooo:rsid="001fce09"/>
    </style:style>
    <style:style style:name="T3" style:family="text">
      <style:text-properties officeooo:rsid="0025606d"/>
    </style:style>
    <style:style style:name="T4" style:family="text">
      <style:text-properties officeooo:rsid="002734b7"/>
    </style:style>
    <style:style style:name="T5" style:family="text">
      <style:text-properties officeooo:rsid="002aae99"/>
    </style:style>
    <style:style style:name="T6" style:family="text">
      <style:text-properties officeooo:rsid="0030d482"/>
    </style:style>
    <style:style style:name="T7" style:family="text">
      <style:text-properties officeooo:rsid="00314cb3"/>
    </style:style>
    <style:style style:name="T8" style:family="text">
      <style:text-properties officeooo:rsid="003457e7"/>
    </style:style>
    <style:style style:name="T9" style:family="text">
      <style:text-properties style:text-position="super 58%"/>
    </style:style>
    <style:style style:name="T10" style:family="text">
      <style:text-properties style:text-position="0% 100%"/>
    </style:style>
    <style:style style:name="T11" style:family="text">
      <style:text-properties style:text-position="0% 100%" officeooo:rsid="00384382"/>
    </style:style>
    <style:style style:name="T12" style:family="text">
      <style:text-properties style:text-position="0% 100%" officeooo:rsid="00393899"/>
    </style:style>
    <style:style style:name="T13" style:family="text">
      <style:text-properties style:text-position="0% 100%" officeooo:rsid="003abb1f"/>
    </style:style>
    <style:style style:name="T14" style:family="text">
      <style:text-properties style:text-position="0% 100%" officeooo:rsid="003c1337"/>
    </style:style>
    <style:style style:name="T15" style:family="text">
      <style:text-properties style:text-position="0% 100%" officeooo:rsid="003d87ba"/>
    </style:style>
    <style:style style:name="T16" style:family="text">
      <style:text-properties style:text-position="0% 100%" officeooo:rsid="003d99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K 4147 <text:span text:style-name="T1">miniproject </text:span></text:p>
      <text:p text:style-name="P1"/>
      <text:p text:style-name="P2">The program was in practice split into 3 threads at first. <text:span text:style-name="T7">A regulator, reading from a global variable, and sendign to the process. A thread which waits on a semaphore and who sendt signal when released. And finally one thread dedicated to receiving, who would update the y-value for the controller, and incrementing the semaphhore of the signal-thread. The signal-thread was there </text:span><text:s/>since it the sendto()- function does not give any guarantees for being non-blocking (it is OS-specific). <text:span text:style-name="T2">This was changed into having the threads send their required packets directly, since it did not seem to make a difference in practice. <text:s/>One of the largest problems when manually implementing a regulator like in this case is the fact that that the frequency which packets arrive at is varying. There are two possible remedies for this. </text:span></text:p>
      <text:p text:style-name="P3">1) Measure the time whenever something is done</text:p>
      <text:p text:style-name="P3">2) <text:span text:style-name="T3">Use a preiodic regulator which reads the last value.</text:span></text:p>
      <text:p text:style-name="P4">The clock_gettime()- function ended up being rather imprecise when we used it (Sometimes giving negative timesteps between iterations of the regulator). As a result it was far better to simply sleep for a constant ammount of time and use that time in the regulator. <text:s/><text:span text:style-name="T4">Since the time was negative, it was also not possible to low-pass filter the input in order to get an estimate of the time used for processing the signal, as well as sleeping. As a result a purely periodic regulator performed far better. </text:span></text:p>
      <text:p text:style-name="P4"/>
      <text:p text:style-name="P5">For the regulator, there is not a clear sense of proiority between reading from input, an itteration form the regulator, and awnsering a s<text:span text:style-name="T8">i</text:span>gnal. If we would have implemented this, we would have needed to give the thread priorities, or use xenomai, and its thread-priorities. Due to a lack of time, and a relatively small reward (The majority of latencies most likely come from the network, and not the execution of code). <text:span text:style-name="T5">The only issue would be if they happen at the same time, but there is no definnitive best course of action in the case of this task. (Given an accurate clock and a model of the system, prioritizing the response and trusting the modell (to a certain point). Since the controller already is based on reading from a global variable, respoding to the signal hardly affected it. <text:s/></text:span></text:p>
      <text:p text:style-name="P6">But the controller still suffered some overshoot before reaching the refference, <text:span text:style-name="T6">(</text:span>still within 0.3 seconds<text:span text:style-name="T6">)</text:span>. </text:p>
      <text:p text:style-name="P1"/>
      <text:p text:style-name="P7">The time-delay from the network makes it a bit more difficult to implement more advanced controllers, since analysing e<text:span text:style-name="T9">tau*s </text:span><text:span text:style-name="T10">is </text:span><text:span text:style-name="T11">kind of hard, beyond saying if it is stable, by using </text:span><text:span text:style-name="T12">nyquist</text:span><text:span text:style-name="T11">-plots, </text:span><text:span text:style-name="T13">additionally there is then no way to say if you still are able to achieve the desired poles set from an ideal linear system</text:span><text:span text:style-name="T11">. </text:span><text:span text:style-name="T14">As a result, the given PI-regulator was used and modified instead. <text:s/></text:span><text:span text:style-name="T15">This was done by hand, since implementing an omtimizing algorithm (for instance nealder-mead) and figuring out how to communicate </text:span><text:span text:style-name="T16">properly</text:span><text:span text:style-name="T15"> through terminal-output would have taken more time than what we had.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6:44:06.588899923</meta:creation-date>
    <meta:generator>LibreOffice/5.1.6.2$Linux_X86_64 LibreOffice_project/10m0$Build-2</meta:generator>
    <dc:date>2018-11-02T17:49:02.390744073</dc:date>
    <meta:editing-duration>PT45M9S</meta:editing-duration>
    <meta:editing-cycles>31</meta:editing-cycles>
    <meta:document-statistic meta:table-count="0" meta:image-count="0" meta:object-count="0" meta:page-count="1" meta:paragraph-count="8" meta:word-count="495" meta:character-count="2955" meta:non-whitespace-character-count="2456"/>
  </office:meta>
</office:document-meta>
</file>